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36933317567752769" text:style-name="L1">
        <text:list-item>
          <text:p text:style-name="P1">Install Qloapps Fresh e.g: /hotel</text:p>
        </text:list-item>
        <text:list-item>
          <text:p text:style-name="P1">Note the dB name</text:p>
        </text:list-item>
        <text:list-item>
          <text:p text:style-name="P1">Go to The DB and install the DB script with a new DB e.g. NewDB</text:p>
        </text:list-item>
        <text:list-item>
          <text:p text:style-name="P1">Go to settings.inc and change the db to NewDB and copy the cookie value</text:p>
        </text:list-item>
        <text:list-item>
          <text:p text:style-name="P1">Login to DB into newDB schema and navigate to ps_employee table and change the pwd by following the procedure listed in the URL : <text:a xlink:type="simple" xlink:href="https://www.hostinger.in/tutorials/prestashop/how-to-reset-prestashop-admin-password" text:style-name="Internet_20_link" text:visited-style-name="Visited_20_Internet_20_Link">https://www.hostinger.in/tutorials/prestashop/how-to-reset-prestashop-admin-password</text:a> </text:p>
        </text:list-item>
        <text:list-item>
          <text:p text:style-name="P1">Go to DB and check if the base url in new schema is changed to /hotel/ in ps_shop_url table physical_uri colum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nganathan P</meta:initial-creator>
    <meta:creation-date>2018-09-07T20:51:51.07</meta:creation-date>
    <meta:document-statistic meta:table-count="0" meta:image-count="0" meta:object-count="0" meta:page-count="1" meta:paragraph-count="6" meta:word-count="90" meta:character-count="521"/>
    <dc:date>2018-09-07T20:56:20.27</dc:date>
    <dc:creator>Ranganathan P</dc:creator>
    <meta:editing-duration>PT4M30S</meta:editing-duration>
    <meta:editing-cycles>1</meta:editing-cycles>
    <meta:generator>OpenOffice/4.1.5$Win32 OpenOffice.org_project/415m1$Build-9789</meta:generator>
  </office:meta>
</office:document-meta>
</file>